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table:style-name="ce9"/>
          <table:table-cell office:value-type="float" office:value="6" table:style-name="ce9">
            <text:p>6</text:p>
          </table:table-cell>
          <table:table-cell table:style-name="ce9"/>
          <table:table-cell table:style-name="ce10"/>
          <table:table-cell office:value-type="float" office:value="15" table:formula="of:=SUM([.B3:.F3])" table:style-name="ce11">
            <text:p>15</text:p>
          </table:table-cell>
          <table:table-cell table:style-name="ce12"/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style-name="ce10"/>
          <table:table-cell office:value-type="float" office:value="2" table:formula="of:=SUM([.H3:.L3])" table:style-name="ce11">
            <text:p>2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N3:.R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17" table:formula="of:=SUM([.S3];[.M3];[.G3];[.Y3])" table:style-name="ce13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5" table:formula="of:=SUM([.B4:.F4])" table:style-name="ce17">
            <text:p>5</text:p>
          </table:table-cell>
          <table:table-cell table:style-name="ce18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H4:.L4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4:.R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6" table:formula="of:=SUM([.S4];[.M4];[.G4];[.Y4])" table:style-name="ce13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5:.F5])" table:style-name="ce17">
            <text:p>0</text:p>
          </table:table-cell>
          <table:table-cell table:style-name="ce18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5:.L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0" table:formula="of:=SUM([.S5];[.M5];[.G5];[.Y5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6:.F6])" table:style-name="ce17">
            <text:p>0</text:p>
          </table:table-cell>
          <table:table-cell table:style-name="ce18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6:.L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0" table:formula="of:=SUM([.S6];[.M6];[.G6];[.Y6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table:style-name="ce16"/>
          <table:table-cell office:value-type="float" office:value="11" table:formula="of:=SUM([.B7:.F7])" table:style-name="ce17">
            <text:p>11</text:p>
          </table:table-cell>
          <table:table-cell table:style-name="ce18"/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table:style-name="ce16"/>
          <table:table-cell office:value-type="float" office:value="5" table:formula="of:=SUM([.H7:.L7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7:.R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16" table:formula="of:=SUM([.S7];[.M7];[.G7];[.Y7])" table:style-name="ce13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5" table:formula="of:=SUM([.B8:.F8])" table:style-name="ce17">
            <text:p>5</text:p>
          </table:table-cell>
          <table:table-cell table:style-name="ce18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8:.L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8:.R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5" table:formula="of:=SUM([.S8];[.M8];[.G8];[.Y8])" table:style-name="ce13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table:style-name="ce16"/>
          <table:table-cell office:value-type="float" office:value="6" table:formula="of:=SUM([.B9:.F9])" table:style-name="ce17">
            <text:p>6</text:p>
          </table:table-cell>
          <table:table-cell table:style-name="ce18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H9:.L9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9:.R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7" table:formula="of:=SUM([.S9];[.M9];[.G9];[.Y9])" table:style-name="ce13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3" table:formula="of:=SUM([.B10:.F10])" table:style-name="ce17">
            <text:p>3</text:p>
          </table:table-cell>
          <table:table-cell table:style-name="ce18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H10:.L10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10:.R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4" table:formula="of:=SUM([.S10];[.M10];[.G10];[.Y10])" table:style-name="ce13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3" table:style-name="ce22">
            <text:p>3</text:p>
          </table:table-cell>
          <table:table-cell table:style-name="ce22"/>
          <table:table-cell table:style-name="ce23"/>
          <table:table-cell office:value-type="float" office:value="4" table:formula="of:=SUM([.B11:.F11])" table:style-name="ce24">
            <text:p>4</text:p>
          </table:table-cell>
          <table:table-cell table:style-name="ce21"/>
          <table:table-cell table:style-name="ce22"/>
          <table:table-cell office:value-type="float" office:value="2" table:style-name="ce22">
            <text:p>2</text:p>
          </table:table-cell>
          <table:table-cell table:style-name="ce22"/>
          <table:table-cell table:style-name="ce23"/>
          <table:table-cell office:value-type="float" office:value="2" table:formula="of:=SUM([.H11:.L11])" table:style-name="ce24">
            <text:p>2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N11:.R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6" table:formula="of:=SUM([.S11];[.M11];[.G11];[.Y11])" table:style-name="ce26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0" table:formula="of:=SUM([.C3:.C11])" table:style-name="ce29">
            <text:p>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0" table:formula="of:=SUM([.E3:.E11])" table:style-name="ce29">
            <text:p>0</text:p>
          </table:table-cell>
          <table:table-cell office:value-type="float" office:value="0" table:formula="of:=SUM([.F3:.F11])" table:style-name="ce30">
            <text:p>0</text:p>
          </table:table-cell>
          <table:table-cell office:value-type="float" office:value="49" table:formula="of:=SUM([.G3:.G11])" table:style-name="ce6">
            <text:p>49</text:p>
          </table:table-cell>
          <table:table-cell office:value-type="float" office:value="0" table:formula="of:=SUM([.H3:.H11])" table:style-name="ce28">
            <text:p>0</text:p>
          </table:table-cell>
          <table:table-cell office:value-type="float" office:value="0" table:formula="of:=SUM([.I3:.I11])" table:style-name="ce29">
            <text:p>0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0" table:formula="of:=SUM([.K3:.K11])" table:style-name="ce29">
            <text:p>0</text:p>
          </table:table-cell>
          <table:table-cell office:value-type="float" office:value="0" table:formula="of:=SUM([.L3:.L11])" table:style-name="ce30">
            <text:p>0</text:p>
          </table:table-cell>
          <table:table-cell office:value-type="float" office:value="12" table:formula="of:=SUM([.M3:.M11])" table:style-name="ce6">
            <text:p>12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0" table:formula="of:=SUM([.P3:.P11])" table:style-name="ce29">
            <text:p>0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61" table:formula="of:=SUM([.Z3:.Z11])" table:style-name="ce2">
            <text:p>61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10-04T20:31:11Z</meta:creation-date>
    <dc:date>2018-11-05T15:41:22Z</dc:date>
    <meta:editing-cycles>1</meta:editing-cycles>
    <meta:editing-duration>PT174S</meta:editing-duration>
  </office:meta>
</office:document-meta>
</file>